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5.75cm"/>
      <style:paragraph-properties style:writing-mode="lr-tb"/>
    </style:style>
    <style:style style:name="gr3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.5cm"/>
      <style:paragraph-properties style:writing-mode="lr-tb"/>
    </style:style>
    <style:style style:name="gr4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.75cm"/>
      <style:paragraph-properties style:writing-mode="lr-tb"/>
    </style:style>
    <style:style style:name="gr5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.75cm"/>
      <style:paragraph-properties style:writing-mode="lr-tb"/>
    </style:style>
    <style:style style:name="gr6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9cm"/>
      <style:paragraph-properties style:writing-mode="lr-tb"/>
    </style:style>
    <style:style style:name="gr7" style:family="graphic" style:parent-style-name="standard">
      <style:graphic-properties draw:marker-start="Linienspitzen_20_2" draw:marker-end="" draw:textarea-vertical-align="middle"/>
    </style:style>
    <style:style style:name="gr8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12" style:family="graphic" style:parent-style-name="standard">
      <style:graphic-properties draw:fill-color="#a7074b" draw:textarea-horizontal-align="justify" draw:textarea-vertical-align="middle" draw:auto-grow-height="false" fo:min-height="2.226cm" fo:min-width="4.98cm"/>
      <style:paragraph-properties style:writing-mode="lr-tb"/>
    </style:style>
    <style:style style:name="gr13" style:family="graphic" style:parent-style-name="standard">
      <style:graphic-properties draw:fill-color="#ff3838" draw:textarea-horizontal-align="justify" draw:textarea-vertical-align="middle" draw:auto-grow-height="false" fo:min-height="1.518cm" fo:min-width="2.506cm"/>
      <style:paragraph-properties style:writing-mode="lr-tb"/>
    </style:style>
    <style:style style:name="gr14" style:family="graphic" style:parent-style-name="standard">
      <style:graphic-properties draw:fill-color="#fff5ce" draw:textarea-horizontal-align="justify" draw:textarea-vertical-align="middle" draw:auto-grow-height="false" fo:min-height="0.676cm" fo:min-width="3.436cm" fo:wrap-option="wrap"/>
      <style:paragraph-properties style:writing-mode="lr-tb"/>
    </style:style>
    <style:style style:name="gr15" style:family="graphic" style:parent-style-name="standard">
      <style:graphic-properties draw:opacity="63%" draw:textarea-horizontal-align="justify" draw:textarea-vertical-align="middle" draw:auto-grow-height="false" fo:min-height="1.518cm" fo:min-width="1.976cm"/>
      <style:paragraph-properties style:writing-mode="lr-tb"/>
    </style:style>
    <style:style style:name="gr16" style:family="graphic" style:parent-style-name="standard">
      <style:graphic-properties draw:fill-color="#fff5ce" draw:textarea-horizontal-align="justify" draw:textarea-vertical-align="middle" draw:auto-grow-height="false" fo:min-height="1.14cm" fo:min-width="3.668cm" fo:wrap-option="wrap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4pt" style:font-size-complex="14pt"/>
    </style:style>
    <style:style style:name="P7" style:family="paragraph">
      <style:paragraph-properties fo:text-align="center" style:writing-mode="lr-tb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-color="#a7074b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color="#ffffff" loext:opacity="100%"/>
    </style:style>
    <style:style style:name="P11" style:family="paragraph">
      <loext:graphic-properties draw:fill-color="#ff3838"/>
      <style:paragraph-properties fo:text-align="center" style:writing-mode="lr-tb"/>
      <style:text-properties fo:color="#ffffff" loext:opacity="100%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5ce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opacity="63%"/>
      <style:paragraph-properties fo:text-align="center" style:writing-mode="lr-tb"/>
      <style:text-properties fo:color="#ffffff" loext:opacity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4pt" style:font-size-complex="14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6cm" svg:height="0.75cm" svg:x="1cm" svg:y="1.75cm">
          <text:p text:style-name="P1"><text:span text:style-name="T1">Löschangriff N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.25cm" svg:height="0.75cm" svg:x="8cm" svg:y="1.75cm">
          <text:p text:style-name="P1"><text:span text:style-name="T1">Män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0.75cm" svg:x="1cm" svg:y="1cm">
          <text:p text:style-name="P2"><text:span text:style-name="T2">Diszip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6.25cm" svg:height="0.75cm" svg:x="8cm" svg:y="1cm">
          <text:p text:style-name="P2"><text:span text:style-name="T2">Wertungs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6.25cm" svg:height="0.75cm" svg:x="8cm" svg:y="4cm">
          <text:p text:style-name="P2"><text:span text:style-name="T2">Wertu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9.5cm" svg:height="0.75cm" svg:x="8cm" svg:y="6.5cm">
          <text:p text:style-name="P2"><text:span text:style-name="T2">Ergebni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11.125cm" svg:y1="4cm" svg:x2="4cm" svg:y2="2.5cm" draw:start-shape="id1" draw:start-glue-point="0" draw:end-shape="id2" draw:end-glue-point="2" svg:d="M11125 4000c0-1125-7125-375-7125-1500" svg:viewBox="0 0 7126 1501">
          <text:p/>
        </draw:connector>
        <draw:connector draw:style-name="gr7" draw:text-style-name="P4" draw:layer="layout" draw:type="curve" svg:x1="11.125cm" svg:y1="4cm" svg:x2="11.125cm" svg:y2="2.5cm" draw:start-shape="id1" draw:start-glue-point="0" draw:end-shape="id3" draw:end-glue-point="2" svg:d="M11125 4000v-1500" svg:viewBox="0 0 1 1501">
          <text:p/>
        </draw:connector>
        <draw:connector draw:style-name="gr7" draw:text-style-name="P4" draw:layer="layout" draw:type="curve" svg:x1="9.5cm" svg:y1="7.25cm" svg:x2="11.125cm" svg:y2="5.5cm" draw:start-shape="id4" draw:end-shape="id5" draw:end-glue-point="2" svg:d="M9500 7250c0-1312 1625-438 1625-1750" svg:viewBox="0 0 1626 1751">
          <text:p/>
        </draw:connector>
        <draw:custom-shape draw:style-name="gr8" draw:text-style-name="P3" xml:id="id6" draw:id="id6" draw:layer="layout" svg:width="5.5cm" svg:height="0.75cm" svg:x="0.5cm" svg:y="7.75cm">
          <text:p text:style-name="P2"><text:span text:style-name="T2">Startlis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8" draw:id="id8" draw:layer="layout" svg:width="5.5cm" svg:height="0.75cm" svg:x="0.5cm" svg:y="8.5cm">
          <text:p text:style-name="P5"><text:span text:style-name="T3">Löschangriff - Lauf 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5.5cm" svg:height="0.75cm" svg:x="0.5cm" svg:y="9.25cm">
          <text:p text:style-name="P6"><text:span text:style-name="T3">Löschangriff - Lauf 2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3.25cm" svg:y1="7.75cm" svg:x2="4.028cm" svg:y2="2.5cm" draw:start-shape="id6" draw:start-glue-point="0" svg:d="M3250 7750c0-4312 778-1688 778-5250" svg:viewBox="0 0 779 5251">
          <text:p/>
        </draw:connector>
        <draw:connector draw:style-name="gr7" draw:text-style-name="P4" draw:layer="layout" draw:type="curve" svg:x1="9.5cm" svg:y1="8cm" svg:x2="6cm" svg:y2="9.625cm" draw:start-shape="id4" draw:start-glue-point="2" draw:end-shape="id7" draw:end-glue-point="1" svg:d="M9500 8000c0 1084-1166 1625-3500 1625" svg:viewBox="0 0 3501 1626">
          <text:p/>
        </draw:connector>
        <draw:connector draw:style-name="gr7" draw:text-style-name="P4" draw:layer="layout" draw:type="curve" svg:x1="9.5cm" svg:y1="8cm" svg:x2="6cm" svg:y2="8.875cm" draw:start-shape="id4" draw:start-glue-point="2" draw:end-shape="id8" draw:end-glue-point="1" svg:d="M9500 8000c0 584-1166 875-3500 875" svg:viewBox="0 0 3501 876">
          <text:p/>
        </draw:connector>
        <draw:custom-shape draw:style-name="gr2" draw:text-style-name="P7" xml:id="id5" draw:id="id5" draw:layer="layout" svg:width="6.25cm" svg:height="0.75cm" svg:x="8cm" svg:y="4.75cm">
          <text:p text:style-name="P7"><text:span text:style-name="T4">LA – Män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" draw:id="id4" draw:layer="layout" svg:width="3cm" svg:height="0.75cm" svg:x="8cm" svg:y="7.25cm">
          <text:p text:style-name="P7"><text:span text:style-name="T4">LA – Män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9" draw:id="id9" draw:layer="layout" svg:width="3cm" svg:height="0.75cm" svg:x="11.25cm" svg:y="7.25cm">
          <text:p text:style-name="P7"><text:span text:style-name="T4">LA – Cup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2.75cm" svg:y1="7.25cm" svg:x2="11.125cm" svg:y2="5.5cm" draw:start-shape="id9" draw:start-glue-point="0" draw:end-shape="id5" draw:end-glue-point="2" svg:d="M12750 7250c0-1312-1625-438-1625-1750" svg:viewBox="0 0 1626 1751">
          <text:p/>
        </draw:connector>
        <draw:custom-shape draw:style-name="gr12" draw:text-style-name="P9" draw:layer="layout" svg:width="7.75cm" svg:height="3.5cm" svg:x="12.75cm" svg:y="9cm">
          <text:p text:style-name="P8"><text:span text:style-name="T5">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4.25cm" svg:height="2.5cm" svg:x="16.25cm" svg:y="9.5cm">
          <text:p text:style-name="P10"><text:span text:style-name="T6">C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4.25cm" svg:height="1cm" svg:x="14.5cm" svg:y="4cm">
          <text:p text:style-name="P12"><text:span text:style-name="T7">Kennzeichnung: Cup</text:span></text:p>
          <draw:enhanced-geometry svg:viewBox="0 0 21600 21600" draw:text-areas="800 800 20800 20800" draw:type="round-rectangular-callout" draw:modifiers="-4562.87932251235 74510.2897102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3.5cm" svg:height="2.5cm" svg:x="14.75cm" svg:y="9cm">
          <text:p text:style-name="P10"><text:span text:style-name="T6">Kre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0" draw:id="id10" draw:layer="layout" svg:width="3cm" svg:height="0.75cm" svg:x="14.5cm" svg:y="7.25cm">
          <text:p text:style-name="P7"><text:span text:style-name="T4">LA – Kreis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25cm" svg:height="1cm" svg:x="16.5cm" svg:y="5.25cm">
          <text:p text:style-name="P12"><text:span text:style-name="T7">Kennzeichnung: Kreis</text:span></text:p>
          <draw:enhanced-geometry svg:viewBox="0 0 21600 21600" draw:text-areas="800 800 20800 20800" draw:type="round-rectangular-callout" draw:modifiers="-1661.53846153846 43912.08791208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4" draw:layer="layout" draw:type="curve" svg:x1="16cm" svg:y1="7.25cm" svg:x2="11.168cm" svg:y2="5.5cm" draw:start-shape="id10" draw:start-glue-point="0" svg:d="M16000 7250c0-1687-4832-813-4832-1750" svg:viewBox="0 0 4833 1751">
          <text:p/>
        </draw:connector>
        <draw:connector draw:style-name="gr7" draw:text-style-name="P4" draw:layer="layout" draw:type="curve" svg:x1="16cm" svg:y1="8cm" svg:x2="6cm" svg:y2="9.625cm" draw:start-shape="id10" draw:start-glue-point="2" draw:end-shape="id7" draw:end-glue-point="1" svg:d="M16000 8000c0 1084-3333 1625-10000 1625" svg:viewBox="0 0 10001 1626">
          <text:p/>
        </draw:connector>
        <draw:connector draw:style-name="gr7" draw:text-style-name="P4" draw:layer="layout" draw:type="curve" svg:x1="12.75cm" svg:y1="8cm" svg:x2="6cm" svg:y2="9.625cm" draw:start-shape="id9" draw:start-glue-point="2" draw:end-shape="id7" draw:end-glue-point="1" svg:d="M12750 8000c0 1084-2250 1625-6750 1625" svg:viewBox="0 0 6751 1626">
          <text:p/>
        </draw:connector>
        <draw:connector draw:style-name="gr7" draw:text-style-name="P4" draw:layer="layout" draw:type="curve" svg:x1="16cm" svg:y1="8cm" svg:x2="6cm" svg:y2="8.875cm" draw:start-shape="id10" draw:start-glue-point="2" draw:end-shape="id8" draw:end-glue-point="1" svg:d="M16000 8000c0 584-3333 875-10000 875" svg:viewBox="0 0 10001 876">
          <text:p/>
        </draw:connector>
        <draw:connector draw:style-name="gr7" draw:text-style-name="P4" draw:layer="layout" draw:type="curve" svg:x1="12.75cm" svg:y1="8cm" svg:x2="6cm" svg:y2="8.875cm" draw:start-shape="id9" draw:start-glue-point="2" draw:end-shape="id8" draw:end-glue-point="1" svg:d="M12750 8000c0 584-2250 875-6750 875" svg:viewBox="0 0 6751 876">
          <text:p/>
        </draw:connector>
        <draw:custom-shape draw:style-name="gr16" draw:text-style-name="P13" draw:layer="layout" svg:width="4.5cm" svg:height="1.5cm" svg:x="15.25cm" svg:y="1.25cm">
          <text:p text:style-name="P12"><text:span text:style-name="T7">Mögliche Kennzeichnungen:</text:span><text:span text:style-name="T7"><text:line-break/></text:span><text:span text:style-name="T7">Cup, Kreis</text:span></text:p>
          <draw:enhanced-geometry svg:viewBox="0 0 21600 21600" draw:text-areas="800 800 20800 20800" draw:type="round-rectangular-callout" draw:modifiers="-7193.60142190624 13656.49566955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4T18:50:07.185379417</meta:creation-date>
    <dc:date>2024-07-24T21:42:16.737878156</dc:date>
    <meta:editing-duration>PT2H8M4S</meta:editing-duration>
    <meta:editing-cycles>10</meta:editing-cycles>
    <meta:generator>LibreOffice/7.3.7.2$Linux_X86_64 LibreOffice_project/30$Build-2</meta:generator>
    <meta:document-statistic meta:object-count="31"/>
  </office:meta>
</office:document-meta>
</file>